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2.4693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order="0.0008in solid #000000"/>
    </style:style>
  </office:automatic-styles>
  <office:body>
    <office:spreadsheet>
      <table:table table:name="Cross_List_For_Proj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or Project 2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style-name="ce7" office:value-type="float" office:value="13">
            <text:p>13</text:p>
          </table:table-cell>
          <table:table-cell table:style-name="ce7"/>
          <table:table-cell table:style-name="ce11" office:value-type="string">
            <text:p>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9" office:value-type="string">
            <text:p><text:s/>1 to 3</text:p>
          </table:table-cell>
          <table:table-cell table:style-name="ce11" office:value-type="string">
            <text:p>Instance of a Class</text:p>
          </table:table-cell>
          <table:table-cell table:style-name="ce11"/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11" office:value-type="string">
            <text:p>Private Data Members</text:p>
          </table:table-cell>
          <table:table-cell table:style-name="ce11" office:value-type="string">
            <text:p>Deck.h 14-17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Never Public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Specification vs. Implementation</text:p>
          </table:table-cell>
          <table:table-cell table:style-name="ce11" office:value-type="string">
            <text:p>.h vs .cpp files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.h vs. .cpp files <text:s/>Always split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11" office:value-type="string">
            <text:p>Inline</text:p>
          </table:table-cell>
          <table:table-cell table:style-name="ce11" office:value-type="string">
            <text:p>Hand.h 25/26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7, 8, 10</text:p>
          </table:table-cell>
          <table:table-cell table:style-name="ce11" office:value-type="string">
            <text:p>Constructors</text:p>
          </table:table-cell>
          <table:table-cell table:style-name="ce11" office:value-type="string">
            <text:p>String.h 29/30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Overloading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11" office:value-type="string">
            <text:p>Destructors</text:p>
          </table:table-cell>
          <table:table-cell table:style-name="ce11" office:value-type="string">
            <text:p>Hand.h 25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11" office:value-type="string">
            <text:p>Arrays of Objects</text:p>
          </table:table-cell>
          <table:table-cell table:style-name="ce11" office:value-type="string">
            <text:p>Deck.cpp 18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11" office:value-type="string">
            <text:p>UML</text:p>
          </table:table-cell>
          <table:table-cell table:style-name="ce11"/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4">
            <text:p>14</text:p>
          </table:table-cell>
          <table:table-cell table:style-name="ce7"/>
          <table:table-cell table:style-name="ce11" office:value-type="string">
            <text:p>More about 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10" office:value-type="float" office:value="1">
            <text:p>1</text:p>
          </table:table-cell>
          <table:table-cell table:style-name="ce11" office:value-type="string">
            <text:p>Static</text:p>
          </table:table-cell>
          <table:table-cell table:style-name="ce11" office:value-type="string">
            <text:p>player.h 26</text:p>
          </table:table-cell>
          <table:table-cell table:style-name="ce7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11" office:value-type="string">
            <text:p>Friends</text:p>
          </table:table-cell>
          <table:table-cell table:style-name="ce11"/>
          <table:table-cell table:style-name="ce7" office:value-type="float" office:value="2">
            <text:p>2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11" office:value-type="string">
            <text:p>Copy Constructors</text:p>
          </table:table-cell>
          <table:table-cell table:style-name="ce11" office:value-type="string">
            <text:p>Hand 14-17</text:p>
          </table:table-cell>
          <table:table-cell table:style-name="ce7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Operator Overloading</text:p>
          </table:table-cell>
          <table:table-cell table:style-name="ce11" office:value-type="string">
            <text:p>Deck.cpp 43-63 &amp;&amp; Card.cpp 61-63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Overload 3 operators ++ pre/post &amp; +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11" office:value-type="string">
            <text:p>Aggregation</text:p>
          </table:table-cell>
          <table:table-cell table:style-name="ce11" office:value-type="string">
            <text:p>deck.cpp 13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5">
            <text:p>15</text:p>
          </table:table-cell>
          <table:table-cell table:style-name="ce7"/>
          <table:table-cell table:style-name="ce11" office:value-type="string">
            <text:p>Inheritance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11" office:value-type="string">
            <text:p>Protected members</text:p>
          </table:table-cell>
          <table:table-cell table:style-name="ce11" office:value-type="string">
            <text:p>Dealer.h 13-14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2 to 5</text:p>
          </table:table-cell>
          <table:table-cell table:style-name="ce11" office:value-type="string">
            <text:p>Base Class to Derived</text:p>
          </table:table-cell>
          <table:table-cell table:style-name="ce11" office:value-type="string">
            <text:p>Dealer.h 11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11" office:value-type="string">
            <text:p>Polymorphic associations</text:p>
          </table:table-cell>
          <table:table-cell table:style-name="ce11" office:value-type="string">
            <text:p>Dealer 22/25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11" office:value-type="string">
            <text:p>Abstract Classes</text:p>
          </table:table-cell>
          <table:table-cell table:style-name="ce11" office:value-type="string">
            <text:p>AbstractCard.h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6">
            <text:p>16</text:p>
          </table:table-cell>
          <table:table-cell table:style-name="ce7"/>
          <table:table-cell table:style-name="ce11" office:value-type="string">
            <text:p>Advanced 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11" office:value-type="string">
            <text:p>Exceptions</text:p>
          </table:table-cell>
          <table:table-cell table:style-name="ce11" office:value-type="string">
            <text:p>Card.cpp 11-21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2 to 4</text:p>
          </table:table-cell>
          <table:table-cell table:style-name="ce11" office:value-type="string">
            <text:p>Templates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STL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8"/>
          <table:table-cell table:style-name="ce7"/>
          <table:table-cell table:style-name="ce11" office:value-type="string">
            <text:p>Sum</text:p>
          </table:table-cell>
          <table:table-cell table:style-name="ce11"/>
          <table:table-cell table:style-name="ce7" table:formula="of:=SUM([.F10:.F35])" office:value-type="float" office:value="100">
            <text:p>100</text:p>
          </table:table-cell>
          <table:table-cell table:style-name="ce11"/>
          <table:table-cell table:number-columns-repeated="1017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1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2/18/2021</text:date>, <text:time>19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21-12-18T19:19:17.37</dc:date>
    <dc:creator>John-Paul McDonald</dc:creator>
    <meta:editing-duration>PT13H48M47S</meta:editing-duration>
    <meta:editing-cycles>26</meta:editing-cycles>
    <meta:generator>OpenOffice/4.1.6$Win32 OpenOffice.org_project/416m1$Build-9790</meta:generator>
    <meta:document-statistic meta:table-count="1" meta:cell-count="97" meta:object-count="0"/>
  </office:meta>
</office:document-meta>
</file>